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wg4qph8pfad6"/><text:span text:style-name="T1">Documentación Inicial Reto 1</text:span></text:p>
      <text:p text:style-name="Subtitle"><text:bookmark text:name="_kbrxklxdqwk0"/>¿Qué no sabemos hacer?</text:p>
      <text:list xml:id="list618124724" text:style-name="WWNum2">
        <text:list-item>
          <text:p text:style-name="P1">Aplicaciones JavaScript.</text:p>
        </text:list-item>
        <text:list-item>
          <text:p text:style-name="P1">Aplicaciones PHP.</text:p>
        </text:list-item>
        <text:list-item>
          <text:p text:style-name="P1">Conexión componentes interfaz con servidor.</text:p>
        </text:list-item>
      </text:list>
      <text:p text:style-name="P3"/>
      <text:p text:style-name="Subtitle"><text:bookmark text:name="_2p5pi63mb2mb"/>Planificación Inicial</text:p>
      <text:list xml:id="list1639227038" text:style-name="WWNum1">
        <text:list-item>
          <text:p text:style-name="P2">Entendimiento requerimientos aplicación web.</text:p>
        </text:list-item>
        <text:list-item>
          <text:p text:style-name="P2">Inicialización <text:s/>Trello, Repositorio GitHub, aclaración aplicaciones a usar.</text:p>
        </text:list-item>
        <text:list-item>
          <text:p text:style-name="P2">Proponer alguna funcionalidad extra de las mínimas pedidas.</text:p>
        </text:list-item>
        <text:list-item>
          <text:p text:style-name="P2">Boceto del Diseño Inicial Individual.</text:p>
        </text:list-item>
        <text:list-item>
          <text:p text:style-name="P2">Boceto del Diseño Inicial Equipo.</text:p>
        </text:list-item>
        <text:list-item>
          <text:p text:style-name="P2">Diseño base de datos.</text:p>
        </text:list-item>
        <text:list-item>
          <text:p text:style-name="P2">Interfaz usuario y UX.</text:p>
        </text:list-item>
        <text:list-item>
          <text:p text:style-name="P2">Lógica presentación.</text:p>
        </text:list-item>
        <text:list-item>
          <text:p text:style-name="P2">Tratamiento datos en el cliente.</text:p>
        </text:list-item>
        <text:list-item>
          <text:p text:style-name="P2">Envio de datos al servidor.</text:p>
        </text:list-item>
        <text:list-item>
          <text:p text:style-name="P2">Tratamiento de datos en el servidor.</text:p>
        </text:list-item>
        <text:list-item>
          <text:p text:style-name="P2">Despliegue de la aplicación.</text:p>
        </text:list-item>
        <text:list-item>
          <text:p text:style-name="P2">Documentación.</text:p>
        </text:list-item>
        <text:list-item>
          <text:p text:style-name="P2">Present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98" meta:character-count="633" meta:non-whitespace-character-count="571"/>
    <meta:generator>LibreOfficeDev/6.0.5.2$Linux_X86_64 LibreOffice_project/</meta:generator>
  </office:meta>
</office:document-meta>
</file>